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6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 Jouve-Guillaume</text:p>
          </table:table-cell>
        </table:table-row>
        <table:table-row table:style-name="ro1">
          <table:table-cell office:value-type="string" calcext:value-type="string">
            <text:p>Louis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1:48:31.99175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06-14T11:48:47.449561200</dc:date>
    <meta:editing-duration>PT13M20S</meta:editing-duration>
    <meta:editing-cycles>8</meta:editing-cycles>
    <meta:generator>LibreOffice/25.2.4.3$Windows_X86_64 LibreOffice_project/33e196637044ead23f5c3226cde09b47731f7e27</meta:generator>
    <meta:document-statistic meta:table-count="4" meta:cell-count="257" meta:object-count="0"/>
  </office:meta>
</office:document-meta>
</file>